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b3b3b3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ext-properties fo:color="#b3b3b3"/>
    </style:style>
    <style:style style:name="ce6" style:family="table-cell" style:parent-style-name="Default">
      <style:text-properties fo:color="#cccccc"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padding-bottom="0.0193in" fo:padding-left="0.0138in" fo:padding-right="0.0138in" fo:padding-top="0.0193in"/>
      <style:text-properties fo:color="#cccccc"/>
    </style:style>
    <style:style style:name="ce1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11" style:family="table-cell" style:parent-style-name="Default">
      <style:table-cell-properties fo:wrap-option="wrap" fo:padding-bottom="0.0193in" fo:padding-left="0.0138in" fo:padding-right="0.0138in" fo:padding-top="0.0193in"/>
      <style:text-properties fo:color="#b3b3b3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ce10"/>
        <table:table-column table:style-name="co11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8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Schema for database</text:p>
          </table:table-cell>
          <table:table-cell table:style-name="ce2"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movie table.</text:p>
          </table:table-cell>
          <table:table-cell table:style-name="ce2"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crewperson table.</text:p>
          </table:table-cell>
          <table:table-cell table:style-name="ce2"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country table.</text:p>
          </table:table-cell>
          <table:table-cell table:style-name="ce2"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oscar table.</text:p>
          </table:table-cell>
          <table:table-cell table:style-name="ce2"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oscargivento table.</text:p>
          </table:table-cell>
          <table:table-cell table:style-name="ce2" table:number-columns-repeated="101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8" office:value-type="string">
            <text:p>Filling list table.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8" office:value-type="string">
            <text:p>Filling list_contains table.</text:p>
          </table:table-cell>
          <table:table-cell table:style-name="ce1" table:number-columns-repeated="101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genre table.</text:p>
          </table:table-cell>
          <table:table-cell table:style-name="ce2"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string">
            <text:p>IP</text:p>
          </table:table-cell>
          <table:table-cell table:style-name="ce7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tagged_to table.</text:p>
          </table:table-cell>
          <table:table-cell office:value-type="string">
            <text:p>changed from genre_contains</text:p>
          </table:table-cell>
          <table:table-cell table:number-columns-repeated="1016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8" office:value-type="string">
            <text:p>Filling worked_on table.</text:p>
          </table:table-cell>
          <table:table-cell table:style-name="ce1" office:value-type="string">
            <text:p>some data already created from oscars. <text:s/>Need another script/program to read filmographies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movie.sql always results in the last movie appearing twice (although, Postgres will take care of this, I think, by rejecting the second one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table:style-name="ce2" office:value-type="string">
            <text:p>Will have front-end take care of this.</text:p>
          </table:table-cell>
          <table:table-cell table:number-columns-repeated="1016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'&amp;frac12' should not be stored in the database for the '½' character—let the php or javascript, or whatever take care of the translation.</text:p>
          </table:table-cell>
          <table:table-cell table:style-name="ce2"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Create a FiLTH logo.</text:p>
          </table:table-cell>
          <table:table-cell table:style-name="ce2" office:value-type="string">
            <text:p>images/filth_logo.png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Add &lt;!DOCTYPE at top of web page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Create stylesheet(s) for the site.</text:p>
          </table:table-cell>
          <table:table-cell table:style-name="ce2" table:number-columns-repeated="1017"/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string">
            <text:p>R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Nice-to-have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number-columns-repeated="1017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Combine db_*.sql files into one sql file and name it something like setup_database.sql or init_database.sql.</text:p>
          </table:table-cell>
          <table:table-cell table:style-name="ce2" table:number-columns-repeated="1017"/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Nice-to-have</text:p>
          </table:table-cell>
          <table:table-cell office:value-type="string">
            <text:p>Create a background image.</text:p>
          </table:table-cell>
          <table:table-cell table:number-columns-repeated="1017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Change limited domains (such as movie.mystarrating, oscargivento.status) to smallint type (front-end can then translate accordingly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Change naming convention of tables, etc. to words seperated by underscor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Change db schema to a more dimensional model—have movie table contain all attributes with foreign keys to other tables (maybe not entirely)</text:p>
          </table:table-cell>
          <table:table-cell table:style-name="ce2" table:number-columns-repeated="1017"/>
        </table:table-row>
        <table:table-row table:style-name="ro2">
          <table:table-cell office:value-type="float" office:value="25">
            <text:p>25</text:p>
          </table:table-cell>
          <table:table-cell/>
          <table:table-cell office:value-type="string">
            <text:p>IP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Go through tutorials on Java GUIs with NetBeans, wxPython, QtCreator, etc.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 to dump into db</text:p>
          </table:table-cell>
          <table:table-cell table:number-columns-repeated="1017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“A Dog's Life” and “A Day's Pleasure” have 'A' as 'a' (not capitalized). <text:s/>They are both short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Titles shouldn't have “[short]” in them. <text:s/>Let there be a “Short” genre to take care of that.</text:p>
          </table:table-cell>
          <table:table-cell table:style-name="ce2"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2">
          <table:table-cell office:value-type="float" office:value="29">
            <text:p>2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Filling movie table with movies haven't seen.</text:p>
          </table:table-cell>
          <table:table-cell office:value-type="string">
            <text:p>need to work on filmographies</text:p>
          </table:table-cell>
          <table:table-cell table:number-columns-repeated="1016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Don't contain accented special characters. <text:s/>They will not be found when searching (e.g. Penélope Cruz vs. Penelope Cruz)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Rewrite movie2sql in Python (and to take care of #27 and #28)</text:p>
          </table:table-cell>
          <table:table-cell table:style-name="ce2" office:value-type="string">
            <text:p>src/movie2sql.py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sql files for both postgres and mysql (mysql workbench needs the database name, pgAdminIII doesn't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add schemas for my movie awards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Create a Redmine instance for this projec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Learn LaTeX</text:p>
          </table:table-cell>
          <table:table-cell table:style-name="ce2"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Add comments attribute of type TEXT to the movie table</text:p>
          </table:table-cell>
          <table:table-cell table:style-name="ce2"/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indexes to certain attributes? <text:s/>Research which ones should be.</text:p>
          </table:table-cell>
          <table:table-cell office:value-type="string">
            <text:p>Maybe save this for last. <text:s/>Gather stats on query execution times for various indexes once all of the data in populated.</text:p>
          </table:table-cell>
          <table:table-cell table:number-columns-repeated="1016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2"/>
          <table:table-cell table:style-name="ce2" office:value-type="string">
            <text:p>IP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Research about full text search</text:p>
          </table:table-cell>
          <table:table-cell table:style-name="ce2" table:number-columns-repeated="1017"/>
        </table:table-row>
        <table:table-row table:style-name="ro2">
          <table:table-cell office:value-type="float" office:value="39">
            <text:p>39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Type up old lists of my awards</text:p>
          </table:table-cell>
          <table:table-cell table:number-columns-repeated="1017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Write up my movie rating list in LaTex.</text:p>
          </table:table-cell>
          <table:table-cell table:style-name="ce2"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Remove country table and use encoding scheme like star_rating where front-end takes care of the translation and document the encoding in init_....sql</text:p>
          </table:table-cell>
          <table:table-cell table:style-name="ce2" office:value-type="string">
            <text:p>This will at least remove one join</text:p>
          </table:table-cell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Insert copyright headers for all source files and add a COPYING file</text:p>
          </table:table-cell>
          <table:table-cell office:value-type="string">
            <text:p>most likely GPLv3</text:p>
          </table:table-cell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sqlite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Low</text:p>
          </table:table-cell>
          <table:table-cell office:value-type="string">
            <text:p>Use NULL in the mpaa column for movies released before the MPAA rating system?</text:p>
          </table:table-cell>
          <table:table-cell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Add echoes to drop_and_create scripts and use a switch for psql to redirect error/notice messages to the temp file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M*A*S*H is being inserted as M2A2S2H ?</text:p>
          </table:table-cell>
          <table:table-cell table:style-name="ce2" table:number-columns-repeated="1017"/>
        </table:table-row>
        <table:table-row table:style-name="ro2">
          <table:table-cell office:value-type="float" office:value="47">
            <text:p>4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Low</text:p>
          </table:table-cell>
          <table:table-cell office:value-type="string">
            <text:p>Allow accented characters back into the database ?</text:p>
          </table:table-cell>
          <table:table-cell office:value-type="string">
            <text:p>fine for crewPerson names, but would have to go in to Movie_Ratings.doc and add them all in manually.</text:p>
          </table:table-cell>
          <table:table-cell table:number-columns-repeated="1016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Learn QtCreator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Write a script to just drop and add the movie table not the whole databas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Add documentaries (features) to Oscar data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Write parser for Movie_Ratings</text:p>
          </table:table-cell>
          <table:table-cell table:style-name="ce2" office:value-type="string">
            <text:p>mrp.py in progress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oscarGivenTo.sh not extracting screenplay nominations from 1929 and 1930</text:p>
          </table:table-cell>
          <table:table-cell table:style-name="ce2" office:value-type="string">
            <text:p>just add a “Screenplay” category to oscar table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change movie schema to have country as text rather than smallin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The dummy Battle of Algiers record is being inserted into the database even for movie addition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move some of the special case handling (names, for example) in OscarParser to the oscar_given_to.sh scrip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clean up OscarParser cod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add smallint/tinyint attribute “shared” in oscar_given_to table indicating how many other recipients the nominee is sharing the award with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table:style-name="ce2" office:value-type="string">
            <text:p>or just concat all of them together..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Add code to OscarParser to write sql inserts for the worked_on table since the information is there anyway</text:p>
          </table:table-cell>
          <table:table-cell table:style-name="ce2" table:number-columns-repeated="1017"/>
        </table:table-row>
        <table:table-row table:style-name="ro2">
          <table:table-cell office:value-type="float" office:value="60">
            <text:p>6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separate db schemas (one for performance, one for space, and one for both possibly) and try out the query speeds and check db sizes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init_sqlite_database.sql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dev environment for Spring, Hibernate, ant, Apache, tomcat, Freemarker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62a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evelopment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11" office:value-type="string">
            <text:p>setup Apache 2.4</text:p>
          </table:table-cell>
          <table:table-cell table:style-name="ce5" table:number-columns-repeated="1017"/>
        </table:table-row>
        <table:table-row table:style-name="ro2">
          <table:table-cell table:style-name="ce4" office:value-type="string">
            <text:p>62b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Spring 3.1</text:p>
          </table:table-cell>
          <table:table-cell office:value-type="string">
            <text:p>downloaded and extracted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62c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Hibernat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62d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evelopment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11" office:value-type="string">
            <text:p>setup ant 1.8.4</text:p>
          </table:table-cell>
          <table:table-cell table:style-name="ce5" table:number-columns-repeated="1017"/>
        </table:table-row>
        <table:table-row table:style-name="ro2">
          <table:table-cell table:style-name="ce4" office:value-type="string">
            <text:p>62e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tomcat</text:p>
          </table:table-cell>
          <table:table-cell office:value-type="string">
            <text:p>downloaded and extracted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62f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Freemarker</text:p>
          </table:table-cell>
          <table:table-cell table:number-columns-repeated="1017"/>
        </table:table-row>
        <table:table-row table:style-name="ro2">
          <table:table-cell office:value-type="float" office:value="63">
            <text:p>63</text:p>
          </table:table-cell>
          <table:table-cell/>
          <table:table-cell office:value-type="string">
            <text:p>R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Refactor tickets into agile-style project development / find an application for this kind of project management (Rally, FogBugz, etc)</text:p>
          </table:table-cell>
          <table:table-cell office:value-type="string">
            <text:p>Have stories with subtasks, spike stories, proposals (or, rather, results of research). <text:s/>Directory hierarchy in /doc (/doc/stories, /doc/research_reports, etc)</text:p>
          </table:table-cell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Use SQL TRUNCATE where appropriate in db scripts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Make movie.sh require db name and password (so as to not hard-code them in models.py, and can then unignore model.py in .gitignore)</text:p>
          </table:table-cell>
          <table:table-cell table:number-columns-repeated="1017"/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evelopment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8" office:value-type="string">
            <text:p>Replace Python/SQLAlchemy with Java/Hibernate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67">
            <text:p>67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8" office:value-type="string">
            <text:p>Write a script to convert Filmographies to sql for worked_on table (after parsing)</text:p>
          </table:table-cell>
          <table:table-cell table:style-name="ce1" office:value-type="string">
            <text:p>awk?</text:p>
          </table:table-cell>
          <table:table-cell table:style-name="ce1" table:number-columns-repeated="1016"/>
        </table:table-row>
        <table:table-row table:style-name="ro2">
          <table:table-cell table:style-name="ce5" office:value-type="float" office:value="68">
            <text:p>68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B Construction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11" office:value-type="string">
            <text:p>Change genre table to tag table</text:p>
          </table:table-cell>
          <table:table-cell table:style-name="ce5" office:value-type="string">
            <text:p>Entails changing the genre.py script, models.py, genre.sql, genre_contains.sql, and most likely starting the script over from the beginning</text:p>
          </table:table-cell>
          <table:table-cell table:style-name="ce5" table:number-columns-repeated="1016"/>
        </table:table-row>
        <table:table-row table:style-name="ro3">
          <table:table-cell office:value-type="float" office:value="69">
            <text:p>69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Add catch of all exceptions in movie2sql.py, spit out the stack trace to a log file, return non-0 number to shell, and have movie.sh check return value and replace previous_movie_ratings with the backup if movie2sql.py failed</text:p>
          </table:table-cell>
          <table:table-cell table:number-columns-repeated="1017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lock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5">08/15/2012</text:date>, <text:time>20:2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2-08-15T20:22:40</dc:date>
    <meta:editing-duration>P1DT2H45M58S</meta:editing-duration>
    <meta:editing-cycles>113</meta:editing-cycles>
    <meta:generator>LibreOffice/3.3$Unix LibreOffice_project/330m19$Build-401</meta:generator>
    <dc:creator>Tyler Hayes</dc:creator>
    <meta:document-statistic meta:table-count="3" meta:cell-count="469" meta:object-count="0"/>
    <meta:user-defined meta:name="Info 1"/>
    <meta:user-defined meta:name="Info 2"/>
    <meta:user-defined meta:name="Info 3"/>
    <meta:user-defined meta:name="Info 4"/>
  </office:meta>
</office:document-meta>
</file>